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svg:stroke-width="0.152cm" svg:stroke-color="#333333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5" style:family="graphic" style:parent-style-name="standard">
      <style:graphic-properties draw:marker-end="Arrow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marker-end="Arrow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marker-start="Arrow" draw:marker-end="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marker-start="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7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cm" fo:min-width="0cm"/>
    </style:style>
    <style:style style:name="gr19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style:use-window-font-color="true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style:use-window-font-color="true" fo:font-size="1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aper Activity Diagram" draw:style-name="dp1" draw:master-page-name="Default">
        <office:forms form:automatic-focus="false" form:apply-design-mode="false"/>
        <draw:custom-shape draw:style-name="gr1" draw:text-style-name="P1" draw:id="id1" draw:layer="layout" svg:width="0.507cm" svg:height="0.507cm" svg:x="11.576cm" svg:y="0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828cm" svg:y1="1.37cm" svg:x2="11.816cm" svg:y2="2.216cm" draw:start-shape="id1" draw:start-glue-point="8" draw:end-shape="id2" draw:end-glue-point="0" svg:d="m11828 1370v423h-12v423">
          <text:p/>
        </draw:connector>
        <draw:custom-shape draw:style-name="gr3" draw:text-style-name="P1" draw:id="id15" draw:layer="layout" svg:width="0.846cm" svg:height="0.762cm" svg:x="10.85cm" svg:y="18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id="id2" draw:layer="layout" svg:width="3.041cm" svg:height="1.521cm" svg:x="10.296cm" svg:y="2.216cm">
          <text:p text:style-name="P1"><text:span text:style-name="T1"><text:s/></text:span><text:span text:style-name="T1">Load Mode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4" draw:layer="layout" svg:width="3.645cm" svg:height="1.116cm" svg:x="7.17cm" svg:y="7.885cm">
          <text:p text:style-name="P1"><text:span text:style-name="T1">Navigate To F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9.053cm" svg:y1="6.823cm" svg:x2="8.992cm" svg:y2="7.885cm" draw:start-shape="id3" draw:end-shape="id4" draw:end-glue-point="0" svg:d="m9053 6823v531h-61v531">
          <text:p/>
        </draw:connector>
        <draw:connector draw:style-name="gr2" draw:text-style-name="P1" draw:layer="layout" svg:x1="8.992cm" svg:y1="9.001cm" svg:x2="9.044cm" svg:y2="10.204cm" draw:start-shape="id4" draw:start-glue-point="2" draw:end-shape="id5" draw:end-glue-point="4" svg:d="m8992 9001v601h52v602">
          <text:p/>
        </draw:connector>
        <draw:custom-shape draw:style-name="gr5" draw:text-style-name="P2" draw:id="id5" draw:layer="layout" svg:width="2.522cm" svg:height="1.513cm" svg:x="7.784cm" svg:y="10.204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9.044cm" svg:y1="11.717cm" svg:x2="9.06cm" svg:y2="14.049cm" draw:start-shape="id5" draw:start-glue-point="6" draw:end-shape="id6" draw:end-glue-point="0" svg:d="m9044 11717v1166h16v1166">
          <text:p/>
        </draw:connector>
        <draw:custom-shape draw:style-name="gr7" draw:text-style-name="P3" draw:id="id7" draw:layer="layout" svg:width="3.055cm" svg:height="0.973cm" svg:x="5.268cm" svg:y="2.468cm">
          <text:p text:style-name="P1"><text:span text:style-name="T2">Query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id="id3" draw:layer="layout" svg:width="2.294cm" svg:height="0.973cm" svg:x="7.906cm" svg:y="5.85cm">
          <text:p text:style-name="P1"><text:span text:style-name="T2">Form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0.296cm" svg:y1="2.976cm" svg:x2="8.323cm" svg:y2="2.954cm" draw:start-shape="id2" draw:start-glue-point="3" draw:end-shape="id7" draw:end-glue-point="1" svg:d="m10296 2976h-987v-22h-986">
          <text:p/>
        </draw:connector>
        <draw:connector draw:style-name="gr6" draw:text-style-name="P1" draw:layer="layout" draw:line-skew="0.027cm" svg:x1="11.816cm" svg:y1="3.737cm" svg:x2="9.053cm" svg:y2="5.85cm" draw:start-shape="id2" draw:start-glue-point="2" draw:end-shape="id3" draw:end-glue-point="0" svg:d="m11816 3737v1083h-2763v1030">
          <text:p/>
        </draw:connector>
        <draw:frame draw:style-name="gr9" draw:text-style-name="P4" draw:layer="layout" svg:width="1.243cm" svg:height="0.645cm" svg:x="9.735cm" svg:y="10.19cm">
          <draw:text-box>
            <text:p><text:span text:style-name="T1">false</text:span></text:p>
          </draw:text-box>
        </draw:frame>
        <draw:frame draw:style-name="gr9" draw:text-style-name="P4" draw:layer="layout" svg:width="1.107cm" svg:height="0.645cm" svg:x="8.045cm" svg:y="11.615cm">
          <draw:text-box>
            <text:p><text:span text:style-name="T1">true</text:span></text:p>
          </draw:text-box>
        </draw:frame>
        <draw:custom-shape draw:style-name="gr4" draw:text-style-name="P2" draw:id="id6" draw:layer="layout" svg:width="2.84cm" svg:height="1.521cm" svg:x="7.64cm" svg:y="14.049cm">
          <text:p text:style-name="P1"><text:span text:style-name="T1">Register 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9.06cm" svg:y1="15.57cm" svg:x2="10.92cm" svg:y2="16.565cm" draw:start-shape="id6" draw:start-glue-point="2" draw:end-shape="id8" draw:end-glue-point="5" svg:d="m9060 15570v995h1860">
          <text:p/>
        </draw:connector>
        <draw:custom-shape draw:style-name="gr7" draw:text-style-name="P3" draw:id="id9" draw:layer="layout" svg:width="3.684cm" svg:height="0.973cm" svg:x="14.406cm" svg:y="2.467cm">
          <text:p text:style-name="P1"><text:span text:style-name="T2">FormModel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4.406cm" svg:y1="2.953cm" svg:x2="13.337cm" svg:y2="2.976cm" draw:start-shape="id9" draw:start-glue-point="3" draw:end-shape="id2" draw:end-glue-point="1" svg:d="m14406 2953h-534v23h-535">
          <text:p/>
        </draw:connector>
        <draw:custom-shape draw:style-name="gr7" draw:text-style-name="P3" draw:id="id10" draw:layer="layout" svg:width="2.294cm" svg:height="0.973cm" svg:x="14.446cm" svg:y="5.911cm">
          <text:p text:style-name="P1"><text:span text:style-name="T2">Query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1.816cm" svg:y1="3.737cm" svg:x2="15.593cm" svg:y2="5.911cm" draw:start-shape="id2" draw:start-glue-point="2" draw:end-shape="id10" svg:d="m11816 3737v1087h3777v1087">
          <text:p/>
        </draw:connector>
        <draw:custom-shape draw:style-name="gr12" draw:text-style-name="P2" draw:id="id12" draw:layer="layout" svg:width="4.445cm" svg:height="1.521cm" svg:x="13.2cm" svg:y="20.045cm">
          <text:p text:style-name="P1"><text:span text:style-name="T1">Proccess 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id="id11" draw:layer="layout" svg:width="3.81cm" svg:height="0.973cm" svg:x="2.27cm" svg:y="7.985cm">
          <text:p text:style-name="P1"><text:span text:style-name="T2">Browser - Form Fi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.175cm" svg:y1="8.958cm" svg:x2="13.2cm" svg:y2="20.805cm" draw:start-shape="id11" draw:start-glue-point="2" draw:end-shape="id12" draw:end-glue-point="3" svg:d="m4175 8958v11847h9025">
          <text:p/>
        </draw:connector>
        <draw:connector draw:style-name="gr11" draw:text-style-name="P1" draw:layer="layout" svg:x1="15.439cm" svg:y1="17.646cm" svg:x2="15.422cm" svg:y2="20.045cm" draw:start-shape="id13" draw:start-glue-point="2" draw:end-shape="id12" draw:end-glue-point="0" svg:d="m15439 17646v1149h-17v1250">
          <text:p/>
        </draw:connector>
        <draw:custom-shape draw:style-name="gr13" draw:text-style-name="P2" draw:id="id14" draw:layer="layout" svg:width="4.445cm" svg:height="1.905cm" svg:x="13.225cm" svg:y="13.095cm">
          <text:p text:style-name="P1"><text:span text:style-name="T1">Next Que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3.225cm" svg:y1="14.047cm" svg:x2="11.204cm" svg:y2="16.335cm" draw:start-shape="id14" draw:start-glue-point="5" draw:end-shape="id8" draw:end-glue-point="4" svg:d="m13225 14047h-2021v2288">
          <text:p/>
        </draw:connector>
        <draw:frame draw:style-name="gr9" draw:text-style-name="P4" draw:layer="layout" svg:width="1.086cm" svg:height="0.645cm" svg:x="12.951cm" svg:y="13.167cm">
          <draw:text-box>
            <text:p><text:span text:style-name="T1">end</text:span></text:p>
          </draw:text-box>
        </draw:frame>
        <draw:connector draw:style-name="gr11" draw:text-style-name="P1" draw:layer="layout" svg:x1="11.204cm" svg:y1="16.797cm" svg:x2="11.272cm" svg:y2="18.238cm" draw:start-shape="id8" draw:start-glue-point="6" draw:end-shape="id15" draw:end-glue-point="4" svg:d="m11204 16797v645h68v796">
          <text:p/>
        </draw:connector>
        <draw:custom-shape draw:style-name="gr14" draw:text-style-name="P2" draw:id="id8" draw:layer="layout" svg:width="0.57cm" svg:height="0.462cm" svg:x="10.92cm" svg:y="16.3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16" draw:layer="layout" svg:width="3.81cm" svg:height="1.686cm" svg:x="13.7cm" svg:y="7.985cm">
          <text:p text:style-name="P1"><text:span text:style-name="T1">Generate all queries </text:span><text:span text:style-name="T1"><text:line-break/></text:span><text:span text:style-name="T1">without dependenc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5.593cm" svg:y1="6.884cm" svg:x2="15.605cm" svg:y2="7.985cm" draw:start-shape="id10" draw:start-glue-point="2" draw:end-shape="id16" draw:end-glue-point="0" svg:d="m15593 6884v550h12v551">
          <text:p/>
        </draw:connector>
        <draw:custom-shape draw:style-name="gr7" draw:text-style-name="P3" draw:id="id17" draw:layer="layout" svg:width="4.829cm" svg:height="0.736cm" svg:x="13.041cm" svg:y="11.625cm">
          <text:p text:style-name="P1"><text:span text:style-name="T2">Undependant Query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15.405cm" svg:y1="9.671cm" svg:x2="15.455cm" svg:y2="11.625cm" draw:end-shape="id17" draw:end-glue-point="0" svg:d="m15405 9671v727h50v1227">
          <text:p/>
        </draw:connector>
        <draw:connector draw:style-name="gr15" draw:text-style-name="P1" draw:layer="layout" svg:x1="15.455cm" svg:y1="12.361cm" svg:x2="15.447cm" svg:y2="13.095cm" draw:start-shape="id17" draw:start-glue-point="2" draw:end-shape="id14" draw:end-glue-point="4" svg:d="m15455 12361v367h-8v367">
          <text:p/>
        </draw:connector>
        <draw:custom-shape draw:style-name="gr7" draw:text-style-name="P3" draw:id="id13" draw:layer="layout" svg:width="4.829cm" svg:height="0.736cm" svg:x="13.025cm" svg:y="16.91cm">
          <text:p text:style-name="P1"><text:span text:style-name="T2">Qu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15.447cm" svg:y1="15cm" svg:x2="15.439cm" svg:y2="16.91cm" draw:start-shape="id14" draw:start-glue-point="6" draw:end-shape="id13" draw:end-glue-point="0" svg:d="m15447 15000v955h-8v955">
          <text:p/>
        </draw:connector>
        <draw:connector draw:style-name="gr2" draw:text-style-name="P1" draw:layer="layout" svg:x1="10.304cm" svg:y1="10.96cm" svg:x2="13.7cm" svg:y2="8.828cm" draw:start-shape="id5" draw:start-glue-point="7" draw:end-shape="id16" draw:end-glue-point="3" svg:d="m10304 10960h1699v-2132h1697">
          <text:p/>
        </draw:connector>
        <draw:connector draw:style-name="gr2" draw:text-style-name="P1" draw:layer="layout" svg:x1="6.08cm" svg:y1="8.471cm" svg:x2="7.17cm" svg:y2="8.443cm" draw:start-shape="id11" draw:start-glue-point="1" draw:end-shape="id4" draw:end-glue-point="3" svg:d="m6080 8471h545v-28h545">
          <text:p/>
        </draw:connector>
        <draw:custom-shape draw:style-name="gr4" draw:text-style-name="P2" draw:id="id18" draw:layer="layout" svg:width="3.645cm" svg:height="1.116cm" svg:x="2.371cm" svg:y="5.785cm">
          <text:p text:style-name="P1"><text:span text:style-name="T1">Load FormFi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193cm" svg:y1="6.901cm" svg:x2="4.175cm" svg:y2="7.985cm" draw:start-shape="id18" draw:start-glue-point="2" draw:end-shape="id11" draw:end-glue-point="0" svg:d="m4193 6901v542h-18v542">
          <text:p/>
        </draw:connector>
        <draw:connector draw:style-name="gr2" draw:text-style-name="P1" draw:layer="layout" draw:line-skew="0.059cm" svg:x1="11.816cm" svg:y1="3.737cm" svg:x2="4.193cm" svg:y2="5.785cm" draw:start-shape="id2" draw:start-glue-point="2" draw:end-shape="id18" svg:d="m11816 3737v1083h-7623v965">
          <text:p/>
        </draw:connector>
        <draw:connector draw:style-name="gr2" draw:text-style-name="P1" draw:layer="layout" draw:line-skew="0.535cm" svg:x1="17.645cm" svg:y1="20.805cm" svg:x2="17.67cm" svg:y2="14.047cm" draw:start-shape="id12" draw:start-glue-point="1" draw:end-shape="id14" draw:end-glue-point="7" svg:d="m17645 20805h1135v-6758h-1110">
          <text:p/>
        </draw:connector>
      </draw:page>
      <draw:page draw:name="Process each Simple Assigments SetSubActivity" draw:style-name="dp1" draw:master-page-name="Default">
        <office:forms form:automatic-focus="false" form:apply-design-mode="false"/>
        <draw:custom-shape draw:style-name="gr16" draw:text-style-name="P2" draw:layer="layout" svg:width="19.456cm" svg:height="20.085cm" svg:x="1cm" svg:y="4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49.68864075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20" draw:layer="layout" svg:width="3.175cm" svg:height="0.825cm" svg:x="14.935cm" svg:y="13.51cm">
          <text:p text:style-name="P1"><text:span text:style-name="T1">Get Field Loc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6.518cm" svg:y1="12.133cm" svg:x2="16.522cm" svg:y2="13.51cm" draw:start-shape="id19" draw:start-glue-point="2" draw:end-shape="id20" svg:d="m16518 12133v688h4v689">
          <text:p/>
        </draw:connector>
        <draw:custom-shape draw:style-name="gr7" draw:text-style-name="P3" draw:id="id21" draw:layer="layout" svg:width="3.317cm" svg:height="0.973cm" svg:x="14.828cm" svg:y="16.24cm">
          <text:p text:style-name="P1"><text:span text:style-name="T2">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6.522cm" svg:y1="14.335cm" svg:x2="16.486cm" svg:y2="16.24cm" draw:start-shape="id20" draw:start-glue-point="2" draw:end-shape="id21" draw:end-glue-point="0" svg:d="m16522 14335v952h-36v953">
          <text:p/>
        </draw:connector>
        <draw:custom-shape draw:style-name="gr7" draw:text-style-name="P3" draw:id="id22" draw:layer="layout" svg:width="1.914cm" svg:height="0.973cm" svg:x="11.916cm" svg:y="15.677cm">
          <text:p text:style-name="P1"><text:span text:style-name="T2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23" draw:layer="layout" svg:width="3.041cm" svg:height="1.274cm" svg:x="11.356cm" svg:y="18.145cm">
          <text:p text:style-name="P1"><text:span text:style-name="T1">Set field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873cm" svg:y1="16.65cm" svg:x2="12.876cm" svg:y2="18.145cm" draw:start-shape="id22" draw:start-glue-point="2" draw:end-shape="id23" draw:end-glue-point="0" svg:d="m12873 16650v747h3v748">
          <text:p/>
        </draw:connector>
        <draw:connector draw:style-name="gr2" draw:text-style-name="P1" draw:layer="layout" svg:x1="12.876cm" svg:y1="19.419cm" svg:x2="12.871cm" svg:y2="20.685cm" draw:start-shape="id23" draw:start-glue-point="2" draw:end-shape="id24" draw:end-glue-point="4" svg:d="m12876 19419v633h-5v633">
          <text:p/>
        </draw:connector>
        <draw:custom-shape draw:style-name="gr5" draw:text-style-name="P2" draw:id="id24" draw:layer="layout" svg:width="2.522cm" svg:height="1.513cm" svg:x="11.611cm" svg:y="20.685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id="id32" draw:layer="layout" svg:width="2.158cm" svg:height="0.973cm" svg:x="5.317cm" svg:y="21.015cm">
          <text:p text:style-name="P1"><text:span text:style-name="T2">Error In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line-skew="0cm 3.21cm" svg:x1="12.871cm" svg:y1="22.198cm" svg:x2="15.07cm" svg:y2="8.425cm" draw:start-shape="id24" draw:start-glue-point="6" draw:end-shape="id25" draw:end-glue-point="7" svg:d="m12871 22198v500h5909v-14273h-3710">
          <text:p/>
        </draw:connector>
        <draw:frame draw:style-name="gr9" draw:text-style-name="P4" draw:layer="layout" svg:width="1.107cm" svg:height="0.645cm" svg:x="10.353cm" svg:y="20.685cm">
          <draw:text-box>
            <text:p><text:span text:style-name="T1">true</text:span></text:p>
          </draw:text-box>
        </draw:frame>
        <draw:frame draw:style-name="gr9" draw:text-style-name="P4" draw:layer="layout" svg:width="1.243cm" svg:height="0.645cm" svg:x="12.857cm" svg:y="22.045cm">
          <draw:text-box>
            <text:p><text:span text:style-name="T1">false</text:span></text:p>
          </draw:text-box>
        </draw:frame>
        <draw:frame draw:style-name="gr9" draw:text-style-name="P4" draw:layer="layout" svg:width="1.107cm" svg:height="0.645cm" svg:x="11.863cm" svg:y="9.09cm">
          <draw:text-box>
            <text:p><text:span text:style-name="T1">true</text:span></text:p>
          </draw:text-box>
        </draw:frame>
        <draw:frame draw:style-name="gr9" draw:text-style-name="P4" draw:layer="layout" svg:width="1.243cm" svg:height="0.645cm" svg:x="9.85cm" svg:y="7.65cm">
          <draw:text-box>
            <text:p><text:span text:style-name="T1">false</text:span></text:p>
          </draw:text-box>
        </draw:frame>
        <draw:custom-shape draw:style-name="gr5" draw:text-style-name="P2" draw:id="id25" draw:layer="layout" svg:width="4.445cm" svg:height="1.658cm" svg:x="10.625cm" svg:y="7.597cm">
          <text:p text:style-name="P1"><text:span text:style-name="T1">Next Field-Value Pai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id="id19" draw:layer="layout" svg:width="3.317cm" svg:height="0.973cm" svg:x="14.86cm" svg:y="11.16cm">
          <text:p text:style-name="P1"><text:span text:style-name="T2">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12.847cm" svg:y1="9.255cm" svg:x2="16.518cm" svg:y2="11.16cm" draw:start-shape="id25" draw:start-glue-point="6" draw:end-shape="id19" draw:end-glue-point="0" svg:d="m12847 9255v953h3671v952">
          <text:p/>
        </draw:connector>
        <draw:g draw:id="id33">
          <draw:custom-shape draw:style-name="gr3" draw:text-style-name="P1" draw:layer="layout" svg:width="0.846cm" svg:height="0.761cm" svg:x="3.451cm" svg:y="16.1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7" draw:text-style-name="P1" draw:layer="layout" svg:x1="10.625cm" svg:y1="8.425cm" svg:x2="5.569cm" svg:y2="8.4cm" draw:start-shape="id25" draw:start-glue-point="5" draw:end-shape="id26" draw:end-glue-point="1" svg:d="m10625 8425h-2479v-25h-2577">
          <text:p/>
        </draw:connector>
        <draw:custom-shape draw:style-name="gr7" draw:text-style-name="P3" draw:id="id30" draw:layer="layout" svg:width="3.81cm" svg:height="0.973cm" svg:x="5.445cm" svg:y="4.41cm">
          <text:p text:style-name="P1"><text:span text:style-name="T2">Browser - FormFi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6.486cm" svg:y1="17.213cm" svg:x2="14.397cm" svg:y2="18.782cm" draw:start-shape="id21" draw:start-glue-point="2" draw:end-shape="id23" draw:end-glue-point="1" svg:d="m16486 17213v1569h-2089">
          <text:p/>
        </draw:connector>
        <draw:custom-shape draw:style-name="gr5" draw:text-style-name="P2" draw:id="id28" draw:layer="layout" svg:width="2.929cm" svg:height="1.444cm" svg:x="8.085cm" svg:y="13.065cm">
          <text:p text:style-name="P1"><text:span text:style-name="T1">IsScrip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29" draw:layer="layout" svg:width="2.362cm" svg:height="0.931cm" svg:x="8.358cm" svg:y="15.65cm">
          <text:p text:style-name="P1"><text:span text:style-name="T1">Evalu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9.572cm" svg:y1="12.133cm" svg:x2="9.549cm" svg:y2="13.065cm" draw:start-shape="id27" draw:start-glue-point="2" draw:end-shape="id28" draw:end-glue-point="4" svg:d="m9572 12133v466h-23v466">
          <text:p/>
        </draw:connector>
        <draw:connector draw:style-name="gr11" draw:text-style-name="P1" draw:layer="layout" svg:x1="11.014cm" svg:y1="13.786cm" svg:x2="12.873cm" svg:y2="15.677cm" draw:start-shape="id28" draw:start-glue-point="7" draw:end-shape="id22" draw:end-glue-point="0" svg:d="m11014 13786h1859v1891">
          <text:p/>
        </draw:connector>
        <draw:connector draw:style-name="gr11" draw:text-style-name="P1" draw:layer="layout" svg:x1="10.72cm" svg:y1="16.115cm" svg:x2="11.916cm" svg:y2="16.163cm" draw:start-shape="id29" draw:start-glue-point="1" draw:end-shape="id22" draw:end-glue-point="3" svg:d="m10720 16115h599v48h597">
          <text:p/>
        </draw:connector>
        <draw:connector draw:style-name="gr11" draw:text-style-name="P1" draw:layer="layout" svg:x1="9.549cm" svg:y1="14.509cm" svg:x2="9.539cm" svg:y2="15.65cm" draw:start-shape="id28" draw:start-glue-point="6" draw:end-shape="id29" draw:end-glue-point="0" svg:d="m9549 14509v571h-10v570">
          <text:p/>
        </draw:connector>
        <draw:connector draw:style-name="gr11" draw:text-style-name="P1" draw:layer="layout" svg:x1="7.35cm" svg:y1="5.383cm" svg:x2="11.356cm" svg:y2="18.782cm" draw:start-shape="id30" draw:start-glue-point="2" draw:end-shape="id23" draw:end-glue-point="3" svg:d="m7350 5383v13399h4006">
          <text:p/>
        </draw:connector>
        <draw:custom-shape draw:style-name="gr7" draw:text-style-name="P3" draw:id="id31" draw:layer="layout" svg:width="3.871cm" svg:height="0.973cm" svg:x="10.899cm" svg:y="4.411cm">
          <text:p text:style-name="P1"><text:span text:style-name="T2">Qu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2.834cm" svg:y1="5.384cm" svg:x2="12.847cm" svg:y2="7.597cm" draw:start-shape="id31" draw:start-glue-point="2" draw:end-shape="id25" draw:end-glue-point="4" svg:d="m12834 5384v1106h13v1107">
          <text:p/>
        </draw:connector>
        <draw:custom-shape draw:style-name="gr12" draw:text-style-name="P2" draw:id="id26" draw:layer="layout" svg:width="3.299cm" svg:height="1.031cm" svg:x="2.27cm" svg:y="7.885cm">
          <text:p text:style-name="P1"><text:span text:style-name="T1">Submit SubActiv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1.611cm" svg:y1="21.441cm" svg:x2="7.475cm" svg:y2="21.501cm" draw:start-shape="id24" draw:start-glue-point="5" draw:end-shape="id32" draw:end-glue-point="1" svg:d="m11611 21441h-2068v60h-2068">
          <text:p/>
        </draw:connector>
        <draw:connector draw:style-name="gr11" draw:text-style-name="P1" draw:layer="layout" draw:line-skew="-1.761cm" svg:x1="6.396cm" svg:y1="21.015cm" svg:x2="3.874cm" svg:y2="16.114cm" draw:start-shape="id32" draw:start-glue-point="0" draw:end-shape="id33" draw:end-glue-point="0" svg:d="m6396 21015v-7315h-2522v2414">
          <text:p/>
        </draw:connector>
        <draw:connector draw:style-name="gr11" draw:text-style-name="P1" draw:layer="layout" svg:x1="3.919cm" svg:y1="8.916cm" svg:x2="3.874cm" svg:y2="16.114cm" draw:start-shape="id26" draw:start-glue-point="2" draw:end-shape="id33" draw:end-glue-point="0" svg:d="m3919 8916v3573h-45v3625">
          <text:p/>
        </draw:connector>
        <draw:connector draw:style-name="gr11" draw:text-style-name="P1" draw:layer="layout" svg:x1="7.35cm" svg:y1="5.383cm" svg:x2="3.919cm" svg:y2="7.885cm" draw:start-shape="id30" draw:start-glue-point="2" draw:end-shape="id26" svg:d="m7350 5383v1200h-3431v1302">
          <text:p/>
        </draw:connector>
        <draw:custom-shape draw:style-name="gr1" draw:text-style-name="P1" draw:id="id34" draw:layer="layout" svg:width="0.507cm" svg:height="0.507cm" svg:x="15.798cm" svg:y="5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6.05cm" svg:y1="6.213cm" svg:x2="12.847cm" svg:y2="7.597cm" draw:start-shape="id34" draw:start-glue-point="8" draw:end-shape="id25" draw:end-glue-point="4" svg:d="m16050 6213v692h-3203v692">
          <text:p/>
        </draw:connector>
        <draw:custom-shape draw:style-name="gr7" draw:text-style-name="P3" draw:id="id27" draw:layer="layout" svg:width="3.175cm" svg:height="0.973cm" svg:x="7.985cm" svg:y="11.16cm">
          <text:p text:style-name="P1"><text:span text:style-name="T2">Value expr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847cm" svg:y1="9.255cm" svg:x2="9.572cm" svg:y2="11.16cm" draw:start-shape="id25" draw:start-glue-point="6" draw:end-shape="id27" draw:end-glue-point="0" svg:d="m12847 9255v953h-3275v952">
          <text:p/>
        </draw:connector>
      </draw:page>
      <draw:page draw:name="Submit SubActivity" draw:style-name="dp1" draw:master-page-name="Default">
        <draw:custom-shape draw:style-name="gr16" draw:text-style-name="P2" draw:layer="layout" svg:width="19.456cm" svg:height="21.59cm" svg:x="1.624cm" svg:y="2.8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49.68864075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2" draw:layer="layout" svg:width="0.507cm" svg:height="0.507cm" svg:x="9.02cm" svg:y="4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id="id37" draw:layer="layout" svg:width="3.041cm" svg:height="0.849cm" svg:x="12.27cm" svg:y="10.23cm">
          <text:p text:style-name="P1"><text:span text:style-name="T1">Sub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9.238cm" svg:y1="8.792cm" svg:x2="12.145cm" svg:y2="8.785cm" draw:start-shape="id35" draw:start-glue-point="7" draw:end-shape="id36" draw:end-glue-point="3" svg:d="m9238 8792h1454v-7h1453">
          <text:p/>
        </draw:connector>
        <draw:connector draw:style-name="gr2" draw:text-style-name="P1" draw:layer="layout" svg:x1="13.803cm" svg:y1="9.272cm" svg:x2="13.79cm" svg:y2="10.23cm" draw:start-shape="id36" draw:start-glue-point="2" draw:end-shape="id37" draw:end-glue-point="0" svg:d="m13803 9272v478h-13v480">
          <text:p/>
        </draw:connector>
        <draw:custom-shape draw:style-name="gr4" draw:text-style-name="P2" draw:id="id38" draw:layer="layout" svg:width="3.81cm" svg:height="0.886cm" svg:x="7.345cm" svg:y="5.95cm">
          <text:p text:style-name="P1"><text:span text:style-name="T1">Get Submit Loc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9.25cm" svg:y1="6.836cm" svg:x2="7.978cm" svg:y2="8.036cm" draw:start-shape="id38" draw:end-shape="id35" draw:end-glue-point="4" svg:d="m9250 6836v600h-1272v600">
          <text:p/>
        </draw:connector>
        <draw:custom-shape draw:style-name="gr5" draw:text-style-name="P2" draw:id="id35" draw:layer="layout" svg:width="2.522cm" svg:height="1.513cm" svg:x="6.718cm" svg:y="8.036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id="id39" draw:layer="layout" svg:width="2.522cm" svg:height="1.513cm" svg:x="12.535cm" svg:y="12.132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3.79cm" svg:y1="11.079cm" svg:x2="13.796cm" svg:y2="12.132cm" draw:start-shape="id37" draw:start-glue-point="2" draw:end-shape="id39" svg:d="m13790 11079v526h6v527">
          <text:p/>
        </draw:connector>
        <draw:custom-shape draw:style-name="gr7" draw:text-style-name="P3" draw:id="id40" draw:layer="layout" svg:width="2.158cm" svg:height="0.973cm" svg:x="6.933cm" svg:y="13.635cm">
          <text:p text:style-name="P1"><text:span text:style-name="T2">Error In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8.012cm" svg:y1="14.608cm" svg:x2="7.987cm" svg:y2="20.458cm" draw:start-shape="id40" draw:start-glue-point="2" draw:end-shape="id41" draw:end-glue-point="4" svg:d="m8012 14608v2925h-25v2925">
          <text:p/>
        </draw:connector>
        <draw:g draw:id="id50">
          <draw:custom-shape draw:style-name="gr3" draw:text-style-name="P1" draw:layer="layout" svg:width="0.846cm" svg:height="0.761cm" svg:x="7.603cm" svg:y="21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7" draw:text-style-name="P1" draw:layer="layout" svg:x1="9.272cm" svg:y1="4.669cm" svg:x2="9.25cm" svg:y2="5.95cm" draw:start-shape="id42" draw:start-glue-point="8" draw:end-shape="id38" draw:end-glue-point="0" svg:d="m9272 4669v641h-22v640">
          <text:p/>
        </draw:connector>
        <draw:connector draw:style-name="gr17" draw:text-style-name="P1" draw:layer="layout" svg:x1="13.788cm" svg:y1="15.758cm" svg:x2="13.785cm" svg:y2="16.728cm" draw:start-shape="id43" draw:start-glue-point="2" draw:end-shape="id44" draw:end-glue-point="0" svg:d="m13788 15758v485h-3v485">
          <text:p/>
        </draw:connector>
        <draw:connector draw:style-name="gr17" draw:text-style-name="P1" draw:layer="layout" svg:x1="12.535cm" svg:y1="12.888cm" svg:x2="8.273cm" svg:y2="11.688cm" draw:start-shape="id39" draw:start-glue-point="5" draw:end-shape="id45" draw:end-glue-point="7" svg:d="m12535 12888h-2130v-1200h-2132">
          <text:p/>
        </draw:connector>
        <draw:connector draw:style-name="gr17" draw:text-style-name="P1" draw:layer="layout" svg:x1="7.978cm" svg:y1="9.549cm" svg:x2="7.987cm" svg:y2="11.458cm" draw:start-shape="id35" draw:start-glue-point="6" draw:end-shape="id45" draw:end-glue-point="4" svg:d="m7978 9549v955h9v954">
          <text:p/>
        </draw:connector>
        <draw:frame draw:style-name="gr9" draw:text-style-name="P4" draw:layer="layout" svg:width="1.243cm" svg:height="0.645cm" svg:x="9.01cm" svg:y="8.22cm">
          <draw:text-box>
            <text:p><text:span text:style-name="T1">false</text:span></text:p>
          </draw:text-box>
        </draw:frame>
        <draw:frame draw:style-name="gr9" draw:text-style-name="P4" draw:layer="layout" svg:width="1.243cm" svg:height="0.645cm" svg:x="14.3cm" svg:y="13.375cm">
          <draw:text-box>
            <text:p><text:span text:style-name="T1">false</text:span></text:p>
          </draw:text-box>
        </draw:frame>
        <draw:frame draw:style-name="gr9" draw:text-style-name="P4" draw:layer="layout" svg:width="1.107cm" svg:height="0.645cm" svg:x="11.488cm" svg:y="12.205cm">
          <draw:text-box>
            <text:p><text:span text:style-name="T1">true</text:span></text:p>
          </draw:text-box>
        </draw:frame>
        <draw:frame draw:style-name="gr9" draw:text-style-name="P4" draw:layer="layout" svg:width="1.107cm" svg:height="0.645cm" svg:x="6.408cm" svg:y="9.395cm">
          <draw:text-box>
            <text:p><text:span text:style-name="T1">true</text:span></text:p>
          </draw:text-box>
        </draw:frame>
        <draw:custom-shape draw:style-name="gr7" draw:text-style-name="P3" draw:id="id46" draw:layer="layout" svg:width="2.405cm" svg:height="0.973cm" svg:x="10.53cm" svg:y="2.905cm">
          <text:p text:style-name="P1"><text:span text:style-name="T2">Form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line-skew="0.377cm" svg:x1="11.732cm" svg:y1="3.878cm" svg:x2="9.25cm" svg:y2="5.95cm" draw:start-shape="id46" draw:start-glue-point="2" draw:end-shape="id38" draw:end-glue-point="0" svg:d="m11732 3878v1413h-2482v659">
          <text:p/>
        </draw:connector>
        <draw:custom-shape draw:style-name="gr7" draw:text-style-name="P3" draw:id="id36" draw:layer="layout" svg:width="3.317cm" svg:height="0.973cm" svg:x="12.145cm" svg:y="8.299cm">
          <text:p text:style-name="P1"><text:span text:style-name="T2">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id="id43" draw:layer="layout" svg:width="2.061cm" svg:height="0.973cm" svg:x="12.758cm" svg:y="14.785cm">
          <text:p text:style-name="P1"><text:span text:style-name="T2">Html 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3.795cm" svg:y1="13.645cm" svg:x2="13.788cm" svg:y2="14.785cm" draw:start-shape="id39" draw:start-glue-point="6" draw:end-shape="id43" draw:end-glue-point="0" svg:d="m13795 13645v570h-7v570">
          <text:p/>
        </draw:connector>
        <draw:custom-shape draw:style-name="gr4" draw:text-style-name="P2" draw:id="id44" draw:layer="layout" svg:width="3.041cm" svg:height="0.958cm" svg:x="12.265cm" svg:y="16.728cm">
          <text:p text:style-name="P1"><text:span text:style-name="T1">Classify 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line-skew="-5.011cm" svg:x1="11.732cm" svg:y1="3.878cm" svg:x2="15.306cm" svg:y2="17.207cm" draw:start-shape="id46" draw:start-glue-point="2" draw:end-shape="id44" draw:end-glue-point="1" svg:d="m11732 3878v1414h4074v11915h-500">
          <text:p/>
        </draw:connector>
        <draw:custom-shape draw:style-name="gr7" draw:text-style-name="P3" draw:id="id48" draw:layer="layout" svg:width="2.061cm" svg:height="0.973cm" svg:x="12.744cm" svg:y="18.785cm">
          <text:p text:style-name="P1"><text:span text:style-name="T2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47" draw:layer="layout" svg:width="3.041cm" svg:height="0.836cm" svg:x="12.266cm" svg:y="20.551cm">
          <text:p text:style-name="P1"><text:span text:style-name="T1">Apply 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3.786cm" svg:y1="21.387cm" svg:x2="8.273cm" svg:y2="20.688cm" draw:start-shape="id47" draw:start-glue-point="2" draw:end-shape="id41" draw:end-glue-point="7" svg:d="m13786 21387v500h-3516v-1199h-1997">
          <text:p/>
        </draw:connector>
        <draw:connector draw:style-name="gr11" draw:text-style-name="P1" draw:layer="layout" svg:x1="13.785cm" svg:y1="17.686cm" svg:x2="13.774cm" svg:y2="18.785cm" draw:start-shape="id44" draw:start-glue-point="2" draw:end-shape="id48" draw:end-glue-point="0" svg:d="m13785 17686v549h-11v550">
          <text:p/>
        </draw:connector>
        <draw:custom-shape draw:style-name="gr7" draw:text-style-name="P3" draw:id="id49" draw:layer="layout" svg:width="3.81cm" svg:height="0.973cm" svg:x="13.925cm" svg:y="2.865cm">
          <text:p text:style-name="P1"><text:span text:style-name="T2">Browser – Form Fi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5.83cm" svg:y1="3.838cm" svg:x2="15.311cm" svg:y2="10.654cm" draw:start-shape="id49" draw:start-glue-point="2" draw:end-shape="id37" draw:end-glue-point="1" svg:d="m15830 3838v6816h-519">
          <text:p/>
        </draw:connector>
        <draw:connector draw:style-name="gr11" draw:text-style-name="P1" draw:layer="layout" svg:x1="13.774cm" svg:y1="19.758cm" svg:x2="13.786cm" svg:y2="20.551cm" draw:start-shape="id48" draw:start-glue-point="2" draw:end-shape="id47" draw:end-glue-point="0" svg:d="m13774 19758v396h12v397">
          <text:p/>
        </draw:connector>
        <draw:connector draw:style-name="gr11" draw:text-style-name="P1" draw:layer="layout" svg:x1="7.987cm" svg:y1="11.92cm" svg:x2="8.012cm" svg:y2="13.635cm" draw:start-shape="id45" draw:start-glue-point="6" draw:end-shape="id40" draw:end-glue-point="0" svg:d="m7987 11920v858h25v857">
          <text:p/>
        </draw:connector>
        <draw:connector draw:style-name="gr11" draw:text-style-name="P1" draw:layer="layout" svg:x1="7.987cm" svg:y1="20.92cm" svg:x2="8.026cm" svg:y2="21.775cm" draw:start-shape="id41" draw:start-glue-point="6" draw:end-shape="id50" draw:end-glue-point="0" svg:d="m7987 20920v352h39v503">
          <text:p/>
        </draw:connector>
        <draw:custom-shape draw:style-name="gr14" draw:text-style-name="P2" draw:id="id45" draw:layer="layout" svg:width="0.57cm" svg:height="0.462cm" svg:x="7.703cm" svg:y="11.45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id="id41" draw:layer="layout" svg:width="0.57cm" svg:height="0.462cm" svg:x="7.703cm" svg:y="20.45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Iterate Hub Action" draw:style-name="dp1" draw:master-page-name="Default">
        <draw:custom-shape draw:style-name="gr16" draw:text-style-name="P2" draw:layer="layout" svg:width="19.456cm" svg:height="21.59cm" svg:x="1cm" svg:y="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49.68864075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57" draw:layer="layout" svg:width="4.44cm" svg:height="0.886cm" svg:x="10.72cm" svg:y="9.115cm">
          <text:p text:style-name="P1"><text:span text:style-name="T1">Get 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51" draw:layer="layout" svg:width="2.522cm" svg:height="1.513cm" svg:x="11.623cm" svg:y="12.587cm">
          <text:p text:style-name="P1"><text:span text:style-name="T1">Next Locat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draw:layer="layout" svg:x1="12.883cm" svg:y1="14.1cm" svg:x2="12.905cm" svg:y2="15.501cm" draw:start-shape="id51" draw:start-glue-point="6" draw:end-shape="id52" draw:end-glue-point="0" svg:d="m12883 14100v700h22v701">
          <text:p/>
        </draw:connector>
        <draw:connector draw:style-name="gr11" draw:text-style-name="P1" draw:layer="layout" svg:x1="12.993cm" svg:y1="3.879cm" svg:x2="13.004cm" svg:y2="7.19cm" draw:start-shape="id53" draw:start-glue-point="2" draw:end-shape="id54" svg:d="m12993 3879v1655h11v1656">
          <text:p/>
        </draw:connector>
        <draw:custom-shape draw:style-name="gr7" draw:text-style-name="P5" draw:id="id55" draw:layer="layout" svg:width="2.405cm" svg:height="0.973cm" svg:x="7.205cm" svg:y="2.905cm">
          <text:p text:style-name="P1"><text:span text:style-name="T2">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8.407cm" svg:y1="3.878cm" svg:x2="11.382cm" svg:y2="17.79cm" draw:start-shape="id55" draw:start-glue-point="2" draw:end-shape="id56" draw:end-glue-point="3" svg:d="m8407 3878v13912h2975">
          <text:p/>
        </draw:connector>
        <draw:frame draw:style-name="gr18" draw:text-style-name="P6" draw:layer="layout" svg:width="4.608cm" svg:height="3.8cm" svg:x="1.1cm" svg:y="1.6cm">
          <draw:text-box>
            <text:p><text:span text:style-name="T3">Iterate Hub Action Apply</text:span></text:p>
          </draw:text-box>
        </draw:frame>
        <draw:custom-shape draw:style-name="gr7" draw:text-style-name="P5" draw:id="id53" draw:layer="layout" svg:width="3.286cm" svg:height="0.973cm" svg:x="11.35cm" svg:y="2.906cm">
          <text:p text:style-name="P1"><text:span text:style-name="T2">Iterate Hub 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id="id54" draw:layer="layout" svg:width="3.317cm" svg:height="0.973cm" svg:x="11.346cm" svg:y="7.19cm">
          <text:p text:style-name="P1"><text:span text:style-name="T2">Generic 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id="id58" draw:layer="layout" svg:width="3.317cm" svg:height="0.973cm" svg:x="11.246cm" svg:y="10.8cm">
          <text:p text:style-name="P1"><text:span text:style-name="T2">Locator 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3.004cm" svg:y1="8.163cm" svg:x2="12.94cm" svg:y2="9.115cm" draw:start-shape="id54" draw:start-glue-point="2" draw:end-shape="id57" draw:end-glue-point="0" svg:d="m13004 8163v476h-64v476">
          <text:p/>
        </draw:connector>
        <draw:connector draw:style-name="gr11" draw:text-style-name="P1" draw:layer="layout" svg:x1="12.94cm" svg:y1="10.001cm" svg:x2="12.904cm" svg:y2="10.8cm" draw:start-shape="id57" draw:start-glue-point="2" draw:end-shape="id58" draw:end-glue-point="0" svg:d="m12940 10001v400h-36v399">
          <text:p/>
        </draw:connector>
        <draw:connector draw:style-name="gr11" draw:text-style-name="P1" draw:layer="layout" svg:x1="12.904cm" svg:y1="11.773cm" svg:x2="12.883cm" svg:y2="12.587cm" draw:start-shape="id58" draw:start-glue-point="2" draw:end-shape="id51" draw:end-glue-point="4" svg:d="m12904 11773v406h-21v408">
          <text:p/>
        </draw:connector>
        <draw:custom-shape draw:style-name="gr4" draw:text-style-name="P2" draw:id="id56" draw:layer="layout" svg:width="3.175cm" svg:height="0.958cm" svg:x="11.382cm" svg:y="17.311cm">
          <text:p text:style-name="P1"><text:span text:style-name="T1">Click And Navig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id="id52" draw:layer="layout" svg:width="3.317cm" svg:height="0.973cm" svg:x="11.247cm" svg:y="15.501cm">
          <text:p text:style-name="P1"><text:span text:style-name="T2">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2.905cm" svg:y1="16.474cm" svg:x2="12.969cm" svg:y2="17.311cm" draw:start-shape="id52" draw:start-glue-point="2" draw:end-shape="id56" draw:end-glue-point="0" svg:d="m12905 16474v418h64v419">
          <text:p/>
        </draw:connector>
        <draw:custom-shape draw:style-name="gr7" draw:text-style-name="P5" draw:id="id59" draw:layer="layout" svg:width="3.317cm" svg:height="0.973cm" svg:x="11.248cm" svg:y="19.202cm">
          <text:p text:style-name="P1"><text:span text:style-name="T2">Html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2.969cm" svg:y1="18.269cm" svg:x2="12.906cm" svg:y2="19.202cm" draw:start-shape="id56" draw:start-glue-point="2" draw:end-shape="id59" draw:end-glue-point="0" svg:d="m12969 18269v466h-63v467">
          <text:p/>
        </draw:connector>
        <draw:custom-shape draw:style-name="gr4" draw:text-style-name="P2" draw:id="id60" draw:layer="layout" svg:width="3.041cm" svg:height="0.836cm" svg:x="11.367cm" svg:y="20.951cm">
          <text:p text:style-name="P1"><text:span text:style-name="T1">St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61" draw:layer="layout" svg:width="3.041cm" svg:height="0.836cm" svg:x="11.368cm" svg:y="22.651cm">
          <text:p text:style-name="P1"><text:span text:style-name="T1">Navigate 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2.906cm" svg:y1="20.175cm" svg:x2="12.887cm" svg:y2="20.951cm" draw:start-shape="id59" draw:start-glue-point="2" draw:end-shape="id60" draw:end-glue-point="0" svg:d="m12906 20175v388h-19v388">
          <text:p/>
        </draw:connector>
        <draw:connector draw:style-name="gr11" draw:text-style-name="P1" draw:layer="layout" svg:x1="12.887cm" svg:y1="21.787cm" svg:x2="12.888cm" svg:y2="22.651cm" draw:start-shape="id60" draw:start-glue-point="2" draw:end-shape="id61" draw:end-glue-point="0" svg:d="m12887 21787v432h1v432">
          <text:p/>
        </draw:connector>
        <draw:connector draw:style-name="gr11" draw:text-style-name="P1" draw:layer="layout" svg:x1="12.888cm" svg:y1="23.487cm" svg:x2="14.143cm" svg:y2="13.343cm" draw:start-shape="id61" draw:start-glue-point="2" draw:end-shape="id51" draw:end-glue-point="7" svg:d="m12888 23487v500h2020v-10644h-765">
          <text:p/>
        </draw:connector>
        <draw:connector draw:style-name="gr11" draw:text-style-name="P1" draw:layer="layout" svg:x1="8.407cm" svg:y1="3.878cm" svg:x2="11.368cm" svg:y2="23.069cm" draw:start-shape="id55" draw:start-glue-point="2" draw:end-shape="id61" draw:end-glue-point="3" svg:d="m8407 3878v19191h2961">
          <text:p/>
        </draw:connector>
        <draw:custom-shape draw:style-name="gr1" draw:text-style-name="P1" draw:id="id62" draw:layer="layout" svg:width="0.507cm" svg:height="0.507cm" svg:x="16.435cm" svg:y="7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6.687cm" svg:y1="8.008cm" svg:x2="15.16cm" svg:y2="9.558cm" draw:start-shape="id62" draw:start-glue-point="8" draw:end-shape="id57" draw:end-glue-point="1" svg:d="m16687 8008v1550h-1527">
          <text:p/>
        </draw:connector>
        <draw:g draw:id="id67">
          <draw:g>
            <draw:custom-shape draw:style-name="gr19" draw:text-style-name="P7" draw:layer="layout" svg:width="1.27cm" svg:height="1.142cm" svg:x="4.175cm" svg:y="18.2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7" draw:layer="layout" svg:width="1.216cm" svg:height="1.084cm" svg:x="4.203cm" svg:y="18.3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1" draw:text-style-name="P1" draw:layer="layout" svg:width="0.871cm" svg:height="0.613cm" svg:x="4.378cm" svg:y="18.54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871cm" svg:height="0.364cm" svg:x="4.378cm" svg:y="18.5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5" draw:id="id65" draw:layer="layout" svg:width="3.317cm" svg:height="0.973cm" svg:x="3.198cm" svg:y="7.012cm">
          <text:p text:style-name="P1"><text:span text:style-name="T2">Next Page 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id="id64" draw:layer="layout" svg:width="2.522cm" svg:height="1.513cm" svg:x="3.593cm" svg:y="13.005cm">
          <text:p text:style-name="P1"><text:span text:style-name="T1">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63" draw:layer="layout" svg:width="3.415cm" svg:height="0.886cm" svg:x="3.1cm" svg:y="11.149cm">
          <text:p text:style-name="P1"><text:span text:style-name="T1">Check Ex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4.807cm" svg:y1="12.035cm" svg:x2="4.853cm" svg:y2="13.005cm" draw:start-shape="id63" draw:start-glue-point="2" draw:end-shape="id64" draw:end-glue-point="4" svg:d="m4807 12035v485h46v485">
          <text:p/>
        </draw:connector>
        <draw:connector draw:style-name="gr11" draw:text-style-name="P1" draw:layer="layout" svg:x1="12.993cm" svg:y1="3.879cm" svg:x2="4.856cm" svg:y2="7.012cm" draw:start-shape="id53" draw:start-glue-point="2" draw:end-shape="id65" draw:end-glue-point="0" svg:d="m12993 3879v1566h-8137v1567">
          <text:p/>
        </draw:connector>
        <draw:custom-shape draw:style-name="gr4" draw:text-style-name="P2" draw:id="id66" draw:layer="layout" svg:width="3.175cm" svg:height="0.958cm" svg:x="3.245cm" svg:y="15.545cm">
          <text:p text:style-name="P1"><text:span text:style-name="T1">Click And Navig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4.853cm" svg:y1="14.518cm" svg:x2="4.832cm" svg:y2="15.545cm" draw:start-shape="id64" draw:start-glue-point="6" draw:end-shape="id66" draw:end-glue-point="0" svg:d="m4853 14518v514h-21v513">
          <text:p/>
        </draw:connector>
        <draw:connector draw:style-name="gr11" draw:text-style-name="P1" draw:layer="layout" svg:x1="8.407cm" svg:y1="3.878cm" svg:x2="6.515cm" svg:y2="11.592cm" draw:start-shape="id55" draw:start-glue-point="2" draw:end-shape="id63" draw:end-glue-point="1" svg:d="m8407 3878v7714h-1892">
          <text:p/>
        </draw:connector>
        <draw:connector draw:style-name="gr11" draw:text-style-name="P1" draw:layer="layout" svg:x1="8.407cm" svg:y1="3.878cm" svg:x2="6.42cm" svg:y2="16.024cm" draw:start-shape="id55" draw:start-glue-point="2" draw:end-shape="id66" draw:end-glue-point="1" svg:d="m8407 3878v12146h-1987">
          <text:p/>
        </draw:connector>
        <draw:connector draw:style-name="gr11" draw:text-style-name="P1" draw:layer="layout" draw:line-skew="0cm -5.665cm" svg:x1="4.832cm" svg:y1="16.503cm" svg:x2="10.72cm" svg:y2="9.558cm" draw:start-shape="id66" draw:start-glue-point="2" draw:end-shape="id57" draw:end-glue-point="3" svg:d="m4832 16503v500h-1927v-7445h7815">
          <text:p/>
        </draw:connector>
        <draw:connector draw:style-name="gr11" draw:text-style-name="P1" draw:layer="layout" draw:line-skew="0.323cm" svg:x1="4.856cm" svg:y1="7.985cm" svg:x2="4.807cm" svg:y2="11.149cm" draw:start-shape="id65" draw:end-shape="id63" draw:end-glue-point="0" svg:d="m4856 7985v1905h-49v1259">
          <text:p/>
        </draw:connector>
        <draw:connector draw:style-name="gr11" draw:text-style-name="P1" draw:layer="layout" svg:x1="4.832cm" svg:y1="16.503cm" svg:x2="4.81cm" svg:y2="18.273cm" draw:start-shape="id66" draw:start-glue-point="2" draw:end-shape="id67" draw:end-glue-point="0" svg:d="m4832 16503v885h-22v8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9T00:03:49</meta:creation-date>
    <dc:date>2009-08-31T10:58:57</dc:date>
    <meta:editing-duration>PT45H08M00S</meta:editing-duration>
    <meta:editing-cycles>153</meta:editing-cycles>
    <meta:generator>OpenOffice.org/3.0$Linux OpenOffice.org_project/300m15$Build-9379</meta:generator>
    <meta:document-statistic meta:object-count="171"/>
    <meta:user-defined meta:name="Info 1"/>
    <meta:user-defined meta:name="Info 2"/>
    <meta:user-defined meta:name="Info 3"/>
    <meta:user-defined meta:name="Info 4"/>
  </office:meta>
</office:document-meta>
</file>